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1f5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1f5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1f5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1f5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1f5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1f5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1f5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1f5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1f5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1f5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1f5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1f5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1f5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1f5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1f5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1f5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1f5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onardo José Urbina Istur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5841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onardo Urbina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8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0.6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